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loext:fill-use-slide-background="false" draw:textarea-horizontal-align="justify" draw:textarea-vertical-align="middle" draw:auto-grow-height="false" fo:min-height="1.75cm" fo:min-width="12.75cm" fo:padding-top="0.175cm" fo:padding-bottom="0.175cm" fo:padding-left="0.3cm" fo:padding-right="0.3cm" loext:decorative="false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fill="none" loext:fill-use-slide-background="false" draw:textarea-horizontal-align="justify" draw:textarea-vertical-align="middle" draw:auto-grow-height="false" fo:min-height="1.65cm" fo:min-width="12.65cm" fo:padding-top="0.175cm" fo:padding-bottom="0.175cm" fo:padding-left="0.3cm" fo:padding-right="0.3cm" loext:decorative="false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6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25cm" svg:height="2cm" svg:x="2.5cm" svg:y="4.5cm">
          <text:p text:style-name="P1"><text:span text:style-name="T1">Task Manager (System Orchestrator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25cm" svg:height="2cm" svg:x="2.5cm" svg:y="9.5cm">
          <text:p text:style-name="P1"><text:span text:style-name="T1">Finite State Machine (FSM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25cm" svg:height="2cm" svg:x="2.5cm" svg:y="14.5cm">
          <text:p text:style-name="P1"><text:span text:style-name="T1">Low-Level Driv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cm" svg:y1="11.5cm" svg:x2="13cm" svg:y2="14.5cm">
          <text:p/>
        </draw:line>
        <draw:line draw:style-name="gr3" draw:text-style-name="P3" draw:layer="layout" svg:x1="13cm" svg:y1="6.475cm" svg:x2="13cm" svg:y2="9.475cm">
          <text:p/>
        </draw:line>
        <draw:line draw:style-name="gr3" draw:text-style-name="P3" draw:layer="layout" svg:x1="5cm" svg:y1="14.475cm" svg:x2="5cm" svg:y2="11.475cm">
          <text:p/>
        </draw:line>
        <draw:line draw:style-name="gr3" draw:text-style-name="P3" draw:layer="layout" svg:x1="5cm" svg:y1="9.5cm" svg:x2="5cm" svg:y2="6.5cm">
          <text:p/>
        </draw:line>
        <draw:frame draw:style-name="gr4" draw:text-style-name="P4" draw:layer="layout" svg:width="4.5cm" svg:height="1.673cm" svg:x="13.5cm" svg:y="7cm">
          <draw:text-box>
            <text:p>Signals to FSM </text:p>
          </draw:text-box>
        </draw:frame>
        <draw:frame draw:style-name="gr4" draw:text-style-name="P4" draw:layer="layout" svg:width="4.5cm" svg:height="1.673cm" svg:x="13.5cm" svg:y="12.101cm">
          <draw:text-box>
            <text:p>Calls to driver methods</text:p>
          </draw:text-box>
        </draw:frame>
        <draw:frame draw:style-name="gr4" draw:text-style-name="P6" draw:layer="layout" svg:width="7cm" svg:height="2.384cm" svg:x="5.25cm" svg:y="6.85cm">
          <draw:text-box>
            <text:p text:style-name="P5">Event reporting through message queues</text:p>
          </draw:text-box>
        </draw:frame>
        <draw:frame draw:style-name="gr4" draw:text-style-name="P6" draw:layer="layout" svg:width="7cm" svg:height="1.673cm" svg:x="5.25cm" svg:y="12.15cm">
          <draw:text-box>
            <text:p text:style-name="P5">Return status <text:line-break/>(OK / ERROR)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0:55:59.103424311</meta:creation-date>
    <dc:date>2025-07-31T11:38:14.826272732</dc:date>
    <meta:editing-duration>PT9M40S</meta:editing-duration>
    <meta:editing-cycles>1</meta:editing-cycles>
    <meta:document-statistic meta:object-count="11"/>
    <meta:generator>LibreOffice/24.8.7.2$Linux_X86_64 LibreOffice_project/480$Build-2</meta:generator>
  </office:meta>
</office:document-meta>
</file>